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07cm" fo:margin-left="0cm" table:align="left"/>
    </style:style>
    <style:style style:name="Table1.A" style:family="table-column">
      <style:table-column-properties style:column-width="8.611cm"/>
    </style:style>
    <style:style style:name="Table1.B" style:family="table-column">
      <style:table-column-properties style:column-width="8.99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fo:margin-left="0.476cm" table:align="left" style:shadow="none"/>
    </style:style>
    <style:style style:name="Table2.A" style:family="table-column">
      <style:table-column-properties style:column-width="3.921cm"/>
    </style:style>
    <style:style style:name="Table2.B" style:family="table-column">
      <style:table-column-properties style:column-width="3.487cm"/>
    </style:style>
    <style:style style:name="Table2.A1" style:family="table-cell">
      <style:table-cell-properties fo:padding="0.097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0be47c"/>
    </style:style>
    <style:style style:name="P3" style:family="paragraph" style:parent-style-name="Standard">
      <style:text-properties officeooo:rsid="000b1ce6" officeooo:paragraph-rsid="000c3ecc"/>
    </style:style>
    <style:style style:name="P4" style:family="paragraph" style:parent-style-name="Standard">
      <style:text-properties officeooo:paragraph-rsid="000c3ecc"/>
    </style:style>
    <style:style style:name="P5" style:family="paragraph" style:parent-style-name="Table_20_Contents">
      <style:text-properties officeooo:rsid="000b1ce6" officeooo:paragraph-rsid="000b1ce6"/>
    </style:style>
    <style:style style:name="P6" style:family="paragraph" style:parent-style-name="Table_20_Contents">
      <style:text-properties officeooo:rsid="000b1ce6" officeooo:paragraph-rsid="000c3ecc"/>
    </style:style>
    <style:style style:name="P7" style:family="paragraph" style:parent-style-name="Table_20_Contents">
      <style:text-properties officeooo:rsid="000b3d53" officeooo:paragraph-rsid="000b3d53"/>
    </style:style>
    <style:style style:name="P8" style:family="paragraph" style:parent-style-name="Table_20_Contents">
      <style:text-properties officeooo:rsid="000b3d53" officeooo:paragraph-rsid="000c3ecc"/>
    </style:style>
    <style:style style:name="P9" style:family="paragraph" style:parent-style-name="Table_20_Contents">
      <style:paragraph-properties fo:text-align="end" style:justify-single-word="false"/>
      <style:text-properties officeooo:rsid="000b3d53" officeooo:paragraph-rsid="000c3ecc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b1ce6" officeooo:paragraph-rsid="000b1ce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c3ecc" officeooo:paragraph-rsid="000c3ecc" style:font-weight-asian="bold" style:font-weight-complex="bold"/>
    </style:style>
    <style:style style:name="P12" style:family="paragraph" style:parent-style-name="Table_20_Contents">
      <style:text-properties officeooo:rsid="000c3ecc" officeooo:paragraph-rsid="000c3ecc"/>
    </style:style>
    <style:style style:name="P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09e8fd"/>
    </style:style>
    <style:style style:name="T3" style:family="text">
      <style:text-properties officeooo:rsid="000b1ce6"/>
    </style:style>
    <style:style style:name="T4" style:family="text">
      <style:text-properties officeooo:rsid="000b3d53"/>
    </style:style>
    <style:style style:name="T5" style:family="text">
      <style:text-properties officeooo:rsid="000bd23a"/>
    </style:style>
    <style:style style:name="T6" style:family="text">
      <style:text-properties officeooo:rsid="000c3e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tru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o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ombobox form:name="OS" form:control-implementation="ooo:com.sun.star.form.component.ComboBox" xml:id="control2" form:id="control2" form:dropdown="true" form:size="20" form:current-value="GNU/Linux" form:value="GNU/Linux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GNU/Linux"/>
            <form:item form:label="Windows"/>
            <form:item form:label="Android"/>
            <form:item form:label="IOS"/>
            <form:item form:label="Autre"/>
          </form:combobox>
          <form:checkbox form:name="num_Jours" form:control-implementation="ooo:com.sun.star.form.component.CheckBox" xml:id="control3" form:id="control3" form:label="# Jou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num_week" form:control-implementation="ooo:com.sun.star.form.component.CheckBox" xml:id="control4" form:id="control4" form:label="# semain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num_mois" form:control-implementation="ooo:com.sun.star.form.component.CheckBox" xml:id="control5" form:id="control5" form:label="# moi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num_year" form:control-implementation="ooo:com.sun.star.form.component.CheckBox" xml:id="control6" form:id="control6" form:label="# année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ormatted-text form:name="total_aata" form:control-implementation="ooo:com.sun.star.form.component.NumericField" xml:id="control7" form:id="control7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egs_changes_day" form:control-implementation="ooo:com.sun.star.form.component.NumericField" xml:id="control8" form:id="control8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um_day_keep" form:control-implementation="ooo:com.sun.star.form.component.NumericField" xml:id="control9" form:id="control9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um_week_keep" form:control-implementation="ooo:com.sun.star.form.component.NumericField" xml:id="control10" form:id="control10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um_month_keep" form:control-implementation="ooo:com.sun.star.form.component.NumericField" xml:id="control11" form:id="control11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um_year_keep" form:control-implementation="ooo:com.sun.star.form.component.NumericField" xml:id="control12" form:id="control12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chb_complete" form:control-implementation="ooo:com.sun.star.form.component.CheckBox" xml:id="control13" form:id="control13" form:label="Restauration complèt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b_granulaire" form:control-implementation="ooo:com.sun.star.form.component.CheckBox" xml:id="control14" form:id="control14" form:label="Restauration granulaire des fichi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s_mobile" form:control-implementation="ooo:com.sun.star.form.component.CheckBox" xml:id="control15" form:id="control15" form:label="système mobil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ombobox form:name="type_user" form:control-implementation="ooo:com.sun.star.form.component.ComboBox" xml:id="control16" form:id="control16" form:dropdown="true" form:size="20" form:current-value="Utilisateur régulier" form:value="Utilisateur régulie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Utilisateur régulier"/>
            <form:item form:label="Utilisateur concientisé"/>
            <form:item form:label="Sysadmin"/>
          </form:combobox>
          <form:textarea form:name="lst_softw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not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7" draw:style-name="gr3" draw:text-style-name="P13" svg:width="17.174cm" svg:height="4.211cm" svg:x="2.097cm" svg:y="20.819cm" draw:control="control18"/>
      <text:h text:style-name="Heading_20_1" text:outline-level="1">Formulaire pour l'intégration au système de <text:span text:style-name="T2">sauvegarde</text:span> <text:line-break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Information du système </text:p>
          </table:table-cell>
          <table:covered-table-cell/>
        </table:table-row>
        <table:table-row>
          <table:table-cell table:style-name="Table1.A2" office:value-type="string">
            <text:p text:style-name="P5">Nom <text:span text:style-name="T4">(hostname , FQDN)</text:span></text:p>
          </table:table-cell>
          <table:table-cell table:style-name="Table1.B2" office:value-type="string">
            <text:p text:style-name="Table_20_Contents"><draw:control text:anchor-type="as-char" draw:z-index="0" draw:style-name="gr1" draw:text-style-name="P13" svg:width="8.229cm" svg:height="0.555cm" draw:control="control1"/></text:p>
          </table:table-cell>
        </table:table-row>
        <table:table-row>
          <table:table-cell table:style-name="Table1.A2" office:value-type="string">
            <text:p text:style-name="Table_20_Contents">S<text:span text:style-name="T3">ystème d'exploitation</text:span></text:p>
          </table:table-cell>
          <table:table-cell table:style-name="Table1.B2" office:value-type="string">
            <text:p text:style-name="Table_20_Contents"><draw:control text:anchor-type="as-char" draw:z-index="1" draw:style-name="gr1" draw:text-style-name="P13" svg:width="8.254cm" svg:height="0.555cm" draw:control="control2"/></text:p>
          </table:table-cell>
        </table:table-row>
        <table:table-row>
          <table:table-cell table:style-name="Table1.A2" office:value-type="string">
            <text:p text:style-name="P5">Quantité de donné Total <text:span text:style-name="T4">(Gig)</text:span></text:p>
          </table:table-cell>
          <table:table-cell table:style-name="Table1.B2" office:value-type="string">
            <text:p text:style-name="P2"><text:s text:c="2"/><text:span text:style-name="T5"><draw:control text:anchor-type="as-char" draw:z-index="6" draw:style-name="gr1" draw:text-style-name="P13" svg:width="6.256cm" svg:height="0.604cm" draw:control="control7"/></text:span><text:span text:style-name="T5"> <text:s/>Gigs</text:span></text:p>
          </table:table-cell>
        </table:table-row>
        <table:table-row>
          <table:table-cell table:style-name="Table1.A2" office:value-type="string">
            <text:p text:style-name="P7">Quantité de donnée changente / jours (Megs)</text:p>
          </table:table-cell>
          <table:table-cell table:style-name="Table1.B2" office:value-type="string">
            <text:p text:style-name="P4"><text:s text:c="2"/><draw:control text:anchor-type="as-char" draw:z-index="7" draw:style-name="gr1" draw:text-style-name="P13" svg:width="6.256cm" svg:height="0.668cm" draw:control="control8"/> <text:span text:style-name="T6">Megs / Jours</text:span></text:p>
          </table:table-cell>
        </table:table-row>
        <table:table-row>
          <table:table-cell table:style-name="Table1.A2" office:value-type="string">
            <text:p text:style-name="P5">Fréquence de la sauvegarde <text:span text:style-name="T4">voulu</text:span><text:line-break/><text:span text:style-name="T4">et conservation</text:span></text:p>
          </table:table-cell>
          <table:table-cell table:style-name="Table1.B2" office:value-type="string">
            <text:p text:style-name="P6"><text:s/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<draw:control text:anchor-type="as-char" draw:z-index="2" draw:style-name="gr2" draw:text-style-name="P13" svg:width="2.206cm" svg:height="0.578cm" draw:control="control3"/></text:p>
                </table:table-cell>
                <table:table-cell table:style-name="Table2.A1" office:value-type="string">
                  <text:p text:style-name="Table_20_Contents"><draw:control text:anchor-type="as-char" draw:z-index="8" draw:style-name="gr1" draw:text-style-name="P13" svg:width="3.126cm" svg:height="0.555cm" draw:control="control9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3" draw:style-name="gr2" draw:text-style-name="P13" svg:width="2.946cm" svg:height="0.578cm" draw:control="control4"/></text:p>
                </table:table-cell>
                <table:table-cell table:style-name="Table2.A1" office:value-type="string">
                  <text:p text:style-name="P4"><draw:control text:anchor-type="as-char" draw:z-index="9" draw:style-name="gr1" draw:text-style-name="P13" svg:width="3.126cm" svg:height="0.555cm" draw:control="control10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4" draw:style-name="gr2" draw:text-style-name="P13" svg:width="2.206cm" svg:height="0.578cm" draw:control="control5"/></text:p>
                </table:table-cell>
                <table:table-cell table:style-name="Table2.A1" office:value-type="string">
                  <text:p text:style-name="P4"><draw:control text:anchor-type="as-char" draw:z-index="10" draw:style-name="gr1" draw:text-style-name="P13" svg:width="3.126cm" svg:height="0.555cm" draw:control="control11"/></text:p>
                </table:table-cell>
              </table:table-row>
              <table:table-row>
                <table:table-cell table:style-name="Table2.A1" office:value-type="string">
                  <text:p text:style-name="P4"><draw:control text:anchor-type="as-char" draw:z-index="5" draw:style-name="gr2" draw:text-style-name="P13" svg:width="2.206cm" svg:height="0.578cm" draw:control="control6"/></text:p>
                </table:table-cell>
                <table:table-cell table:style-name="Table2.A1" office:value-type="string">
                  <text:p text:style-name="P4"><draw:control text:anchor-type="as-char" draw:z-index="11" draw:style-name="gr1" draw:text-style-name="P13" svg:width="3.126cm" svg:height="0.555cm" draw:control="control12"/></text:p>
                </table:table-cell>
              </table:table-row>
            </table:table>
            <text:p text:style-name="P3"><text:s text:c="4"/></text:p>
          </table:table-cell>
        </table:table-row>
        <table:table-row>
          <table:table-cell table:style-name="Table1.A2" office:value-type="string">
            <text:p text:style-name="P7">Type de restauration </text:p>
          </table:table-cell>
          <table:table-cell table:style-name="Table1.B2" office:value-type="string">
            <text:p text:style-name="P7"><text:s text:c="4"/><draw:control text:anchor-type="as-char" draw:z-index="12" draw:style-name="gr2" draw:text-style-name="P13" svg:width="6.111cm" svg:height="0.507cm" draw:control="control13"/></text:p>
            <text:p text:style-name="P8"><text:s text:c="4"/><draw:control text:anchor-type="as-char" draw:z-index="13" draw:style-name="gr2" draw:text-style-name="P13" svg:width="8.046cm" svg:height="0.507cm" draw:control="control14"/></text:p>
          </table:table-cell>
        </table:table-row>
        <table:table-row>
          <table:table-cell table:style-name="Table1.A2" office:value-type="string">
            <text:p text:style-name="P7">Vitesse de la restauration requis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B2" table:number-columns-spanned="2" office:value-type="string">
            <text:p text:style-name="P9"><text:s text:c="17"/><draw:control text:anchor-type="as-char" draw:z-index="14" draw:style-name="gr2" draw:text-style-name="P13" svg:width="5.605cm" svg:height="0.481cm" draw:control="control15"/> <text:s text:c="25"/></text:p>
          </table:table-cell>
          <table:covered-table-cell/>
        </table:table-row>
        <table:table-row>
          <table:table-cell table:style-name="Table1.A2" office:value-type="string">
            <text:p text:style-name="P7">Type d'utilisateur</text:p>
          </table:table-cell>
          <table:table-cell table:style-name="Table1.B2" office:value-type="string">
            <text:p text:style-name="P8"><text:s text:c="3"/><draw:control text:anchor-type="as-char" draw:z-index="15" draw:style-name="gr1" draw:text-style-name="P13" svg:width="8.254cm" svg:height="0.555cm" draw:control="control16"/></text:p>
          </table:table-cell>
        </table:table-row>
        <table:table-row>
          <table:table-cell table:style-name="Table1.A2" office:value-type="string">
            <text:p text:style-name="P12">Logiciels particuliers (exemple Mysql , dockers , … ) </text:p>
          </table:table-cell>
          <table:table-cell table:style-name="Table1.B2" office:value-type="string">
            <text:p text:style-name="P8"/>
            <text:p text:style-name="P8"><draw:control text:anchor-type="as-char" draw:z-index="16" draw:style-name="gr1" draw:text-style-name="P13" svg:width="8.155cm" svg:height="3.128cm" draw:control="control17"/></text:p>
            <text:p text:style-name="P8"/>
            <text:p text:style-name="P8"/>
          </table:table-cell>
        </table:table-row>
        <table:table-row>
          <table:table-cell table:style-name="Table1.B2" table:number-columns-spanned="2" office:value-type="string">
            <text:p text:style-name="P11">Notes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12"/>
          </table:table-cell>
          <table:covered-table-cell/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4:09.457682402</meta:creation-date>
    <dc:date>2016-01-14T13:10:33.566985437</dc:date>
    <meta:editing-duration>PT42M43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1" meta:paragraph-count="31" meta:word-count="59" meta:character-count="456" meta:non-whitespace-character-count="340"/>
  </office:meta>
</office:document-meta>
</file>